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------------------------- [steps : guitar memos] <text:s/>20190818_082038</text:p>
      <text:list xml:id="list8079625288659385758" text:style-name="L2">
        <text:list-item>
          <text:p text:style-name="P1">memos</text:p>
          <text:list>
            <text:list-item>
              <text:p text:style-name="P1">replace : “\|\| ” → “\r\n”</text:p>
            </text:list-item>
            <text:list-item>
              <text:p text:style-name="P1">replace : “(s\.\d): ” → “$1\t”</text:p>
            </text:list-item>
            <text:list-item>
              <text:p text:style-name="P1">replace : “(\t.+\d)\.N, ” → “$1\t”</text:p>
            </text:list-item>
          </text:list>
        </text:list-item>
        <text:list-item>
          <text:p text:style-name="P1">sheet</text:p>
          <text:list>
            <text:list-item>
              <text:p text:style-name="P1">C/P</text:p>
            </text:list-item>
            <text:list-item>
              <text:p text:style-name="P1">range → select</text:p>
            </text:list-item>
            <text:list-item>
              <text:p text:style-name="P1">sort : C column</text:p>
            </text:list-item>
            <text:list-item>
              <text:p text:style-name="P1">M – d &gt; - a (range → re-define)</text:p>
            </text:list-item>
          </text:list>
        </text:list-item>
      </text:list>
      <text:p text:style-name="Standard"/>
      <text:p text:style-name="Standard">/ ------------------------------------------------------ [steps : guitar memos] <text:s/>20190818_082038 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8T08:19:44.79</meta:creation-date>
    <dc:date>2019-08-18T08:25:45.94</dc:date>
    <dc:creator>iwabuchi ken</dc:creator>
    <meta:editing-duration>PT5M59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11" meta:word-count="64" meta:character-count="373"/>
  </office:meta>
</office:document-meta>
</file>